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walddata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row table:style-name="ro1">
          <table:table-cell office:value-type="string" calcext:value-type="string">
            <text:p>Test Dataset</text:p>
          </table:table-cell>
          <table:table-cell office:value-type="string" calcext:value-type="string">
            <text:p><text:s/>Feature Selection</text:p>
          </table:table-cell>
          <table:table-cell office:value-type="string" calcext:value-type="string" table:number-columns-spanned="4" table:number-rows-spanned="1">
            <text:p>Learner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5-NN</text:p>
          </table:table-cell>
          <table:table-cell office:value-type="string" calcext:value-type="string">
            <text:p><text:s/>C4.5D</text:p>
          </table:table-cell>
          <table:table-cell office:value-type="string" calcext:value-type="string">
            <text:p><text:s/>C4.5N</text:p>
          </table:table-cell>
          <table:table-cell office:value-type="string" calcext:value-type="string">
            <text:p><text:s/>NB</text:p>
          </table:table-cell>
        </table:table-row>
        <table:table-row table:style-name="ro1">
          <table:table-cell table:style-name="ce2" office:value-type="date" office:date-value="2008-07-10" calcext:value-type="date" table:number-columns-spanned="1" table:number-rows-spanned="4">
            <text:p>2008-07-10</text:p>
          </table:table-cell>
          <table:table-cell office:value-type="string" calcext:value-type="string">
            <text:p>No FS 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836" calcext:value-type="float">
            <text:p>0.99836</text:p>
          </table:table-cell>
          <table:table-cell office:value-type="float" office:value="0.99654" calcext:value-type="float">
            <text:p>0.99654</text:p>
          </table:table-cell>
          <table:table-cell office:value-type="float" office:value="0.98764" calcext:value-type="float">
            <text:p>0.98764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98956" calcext:value-type="float">
            <text:p>0.98956</text:p>
          </table:table-cell>
          <table:table-cell office:value-type="string" calcext:value-type="string">
            <text:p><text:s/>-- 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552" calcext:value-type="float">
            <text:p>0.9855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<text:s/>ROC 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0.98816" calcext:value-type="float">
            <text:p>0.98816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9947" calcext:value-type="float">
            <text:p>0.99947</text:p>
          </table:table-cell>
          <table:table-cell office:value-type="float" office:value="0.99912" calcext:value-type="float">
            <text:p>0.99912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649" calcext:value-type="float">
            <text:p>0.99649</text:p>
          </table:table-cell>
        </table:table-row>
        <table:table-row table:style-name="ro1">
          <table:table-cell table:style-name="ce2" office:value-type="date" office:date-value="2008-07-25" calcext:value-type="date" table:number-columns-spanned="1" table:number-rows-spanned="4">
            <text:p>2008-07-25</text:p>
          </table:table-cell>
          <table:table-cell office:value-type="string" calcext:value-type="string">
            <text:p>No FS </text:p>
          </table:table-cell>
          <table:table-cell office:value-type="float" office:value="0.99874" calcext:value-type="float">
            <text:p>0.99874</text:p>
          </table:table-cell>
          <table:table-cell office:value-type="float" office:value="0.99952" calcext:value-type="float">
            <text:p>0.99952</text:p>
          </table:table-cell>
          <table:table-cell office:value-type="float" office:value="0.99682" calcext:value-type="float">
            <text:p>0.99682</text:p>
          </table:table-cell>
          <table:table-cell office:value-type="float" office:value="0.98129" calcext:value-type="float">
            <text:p>0.98129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99926" calcext:value-type="float">
            <text:p>0.99926</text:p>
          </table:table-cell>
          <table:table-cell office:value-type="string" calcext:value-type="string">
            <text:p><text:s/>-- </text:p>
          </table:table-cell>
          <table:table-cell office:value-type="float" office:value="0.99583" calcext:value-type="float">
            <text:p>0.99583</text:p>
          </table:table-cell>
          <table:table-cell office:value-type="float" office:value="0.99233" calcext:value-type="float">
            <text:p>0.9923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<text:s/>ROC </text:p>
          </table:table-cell>
          <table:table-cell office:value-type="float" office:value="0.99939" calcext:value-type="float">
            <text:p>0.99939</text:p>
          </table:table-cell>
          <table:table-cell office:value-type="float" office:value="0.99638" calcext:value-type="float">
            <text:p>0.99638</text:p>
          </table:table-cell>
          <table:table-cell office:value-type="float" office:value="0.99897" calcext:value-type="float">
            <text:p>0.99897</text:p>
          </table:table-cell>
          <table:table-cell office:value-type="float" office:value="0.96832" calcext:value-type="float">
            <text:p>0.96832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964" calcext:value-type="float">
            <text:p>0.99964</text:p>
          </table:table-cell>
          <table:table-cell office:value-type="float" office:value="0.98927" calcext:value-type="float">
            <text:p>0.98927</text:p>
          </table:table-cell>
        </table:table-row>
        <table:table-row table:style-name="ro1">
          <table:table-cell table:style-name="ce2" office:value-type="date" office:date-value="2008-08-10" calcext:value-type="date" table:number-columns-spanned="1" table:number-rows-spanned="4">
            <text:p>2008-08-10</text:p>
          </table:table-cell>
          <table:table-cell office:value-type="string" calcext:value-type="string">
            <text:p>No FS </text:p>
          </table:table-cell>
          <table:table-cell office:value-type="float" office:value="0.99722" calcext:value-type="float">
            <text:p>0.99722</text:p>
          </table:table-cell>
          <table:table-cell office:value-type="float" office:value="0.99782" calcext:value-type="float">
            <text:p>0.99782</text:p>
          </table:table-cell>
          <table:table-cell office:value-type="float" office:value="0.99745" calcext:value-type="float">
            <text:p>0.99745</text:p>
          </table:table-cell>
          <table:table-cell office:value-type="float" office:value="0.98862" calcext:value-type="float">
            <text:p>0.98862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97955" calcext:value-type="float">
            <text:p>0.97955</text:p>
          </table:table-cell>
          <table:table-cell office:value-type="string" calcext:value-type="string">
            <text:p><text:s/>-- </text:p>
          </table:table-cell>
          <table:table-cell office:value-type="float" office:value="0.99555" calcext:value-type="float">
            <text:p>0.99555</text:p>
          </table:table-cell>
          <table:table-cell office:value-type="float" office:value="0.99225" calcext:value-type="float">
            <text:p>0.9922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ROC </text:p>
          </table:table-cell>
          <table:table-cell office:value-type="float" office:value="0.99928" calcext:value-type="float">
            <text:p>0.99928</text:p>
          </table:table-cell>
          <table:table-cell office:value-type="float" office:value="0.99739" calcext:value-type="float">
            <text:p>0.99739</text:p>
          </table:table-cell>
          <table:table-cell office:value-type="float" office:value="0.99885" calcext:value-type="float">
            <text:p>0.99885</text:p>
          </table:table-cell>
          <table:table-cell office:value-type="float" office:value="0.98605" calcext:value-type="float">
            <text:p>0.98605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9943" calcext:value-type="float">
            <text:p>0.99943</text:p>
          </table:table-cell>
          <table:table-cell office:value-type="float" office:value="0.99895" calcext:value-type="float">
            <text:p>0.99895</text:p>
          </table:table-cell>
          <table:table-cell office:value-type="float" office:value="0.99938" calcext:value-type="float">
            <text:p>0.99938</text:p>
          </table:table-cell>
          <table:table-cell office:value-type="float" office:value="0.99645" calcext:value-type="float">
            <text:p>0.99645</text:p>
          </table:table-cell>
        </table:table-row>
        <table:table-row table:style-name="ro1">
          <table:table-cell table:style-name="ce2" office:value-type="date" office:date-value="2008-08-25" calcext:value-type="date" table:number-columns-spanned="1" table:number-rows-spanned="4">
            <text:p>2008-08-25</text:p>
          </table:table-cell>
          <table:table-cell office:value-type="string" calcext:value-type="string">
            <text:p>No FS </text:p>
          </table:table-cell>
          <table:table-cell office:value-type="float" office:value="0.99088" calcext:value-type="float">
            <text:p>0.99088</text:p>
          </table:table-cell>
          <table:table-cell office:value-type="float" office:value="0.99708" calcext:value-type="float">
            <text:p>0.99708</text:p>
          </table:table-cell>
          <table:table-cell office:value-type="float" office:value="0.99458" calcext:value-type="float">
            <text:p>0.99458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99893" calcext:value-type="float">
            <text:p>0.99893</text:p>
          </table:table-cell>
          <table:table-cell office:value-type="string" calcext:value-type="string">
            <text:p><text:s/>-- 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452" calcext:value-type="float">
            <text:p>0.9945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<text:s/>ROC </text:p>
          </table:table-cell>
          <table:table-cell office:value-type="float" office:value="0.99403" calcext:value-type="float">
            <text:p>0.99403</text:p>
          </table:table-cell>
          <table:table-cell office:value-type="float" office:value="0.99762" calcext:value-type="float">
            <text:p>0.99762</text:p>
          </table:table-cell>
          <table:table-cell office:value-type="float" office:value="0.99913" calcext:value-type="float">
            <text:p>0.99913</text:p>
          </table:table-cell>
          <table:table-cell office:value-type="float" office:value="0.98877" calcext:value-type="float">
            <text:p>0.98877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9962" calcext:value-type="float">
            <text:p>0.99962</text:p>
          </table:table-cell>
          <table:table-cell office:value-type="float" office:value="0.99943" calcext:value-type="float">
            <text:p>0.99943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99692" calcext:value-type="float">
            <text:p>0.99692</text:p>
          </table:table-cell>
        </table:table-row>
        <table:table-row table:style-name="ro1">
          <table:table-cell table:style-name="ce2" office:value-type="date" office:date-value="2008-09-10" calcext:value-type="date" table:number-columns-spanned="1" table:number-rows-spanned="4">
            <text:p>2008-09-10</text:p>
          </table:table-cell>
          <table:table-cell office:value-type="string" calcext:value-type="string">
            <text:p>No FS </text:p>
          </table:table-cell>
          <table:table-cell office:value-type="float" office:value="0.99508" calcext:value-type="float">
            <text:p>0.99508</text:p>
          </table:table-cell>
          <table:table-cell office:value-type="float" office:value="0.99187" calcext:value-type="float">
            <text:p>0.99187</text:p>
          </table:table-cell>
          <table:table-cell office:value-type="float" office:value="0.99394" calcext:value-type="float">
            <text:p>0.99394</text:p>
          </table:table-cell>
          <table:table-cell office:value-type="float" office:value="0.98659" calcext:value-type="float">
            <text:p>0.98659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99458" calcext:value-type="float">
            <text:p>0.99458</text:p>
          </table:table-cell>
          <table:table-cell office:value-type="string" calcext:value-type="string">
            <text:p><text:s/>-- </text:p>
          </table:table-cell>
          <table:table-cell office:value-type="float" office:value="0.99535" calcext:value-type="float">
            <text:p>0.99535</text:p>
          </table:table-cell>
          <table:table-cell office:value-type="float" office:value="0.98608" calcext:value-type="float">
            <text:p>0.9860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<text:s/>ROC </text:p>
          </table:table-cell>
          <table:table-cell office:value-type="float" office:value="0.99816" calcext:value-type="float">
            <text:p>0.99816</text:p>
          </table:table-cell>
          <table:table-cell office:value-type="float" office:value="0.99709" calcext:value-type="float">
            <text:p>0.99709</text:p>
          </table:table-cell>
          <table:table-cell office:value-type="float" office:value="0.99898" calcext:value-type="float">
            <text:p>0.99898</text:p>
          </table:table-cell>
          <table:table-cell office:value-type="float" office:value="0.98451" calcext:value-type="float">
            <text:p>0.98451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9807" calcext:value-type="float">
            <text:p>0.99807</text:p>
          </table:table-cell>
          <table:table-cell office:value-type="float" office:value="0.99895" calcext:value-type="float">
            <text:p>0.99895</text:p>
          </table:table-cell>
          <table:table-cell office:value-type="float" office:value="0.99958" calcext:value-type="float">
            <text:p>0.99958</text:p>
          </table:table-cell>
          <table:table-cell office:value-type="float" office:value="0.99757" calcext:value-type="float">
            <text:p>0.99757</text:p>
          </table:table-cell>
        </table:table-row>
        <table:table-row table:style-name="ro1">
          <table:table-cell table:style-name="ce2" office:value-type="date" office:date-value="2008-09-23" calcext:value-type="date" table:number-columns-spanned="1" table:number-rows-spanned="4">
            <text:p>2008-09-23</text:p>
          </table:table-cell>
          <table:table-cell office:value-type="string" calcext:value-type="string">
            <text:p>No FS </text:p>
          </table:table-cell>
          <table:table-cell office:value-type="float" office:value="0.99809" calcext:value-type="float">
            <text:p>0.99809</text:p>
          </table:table-cell>
          <table:table-cell office:value-type="float" office:value="0.99252" calcext:value-type="float">
            <text:p>0.99252</text:p>
          </table:table-cell>
          <table:table-cell office:value-type="float" office:value="0.98971" calcext:value-type="float">
            <text:p>0.98971</text:p>
          </table:table-cell>
          <table:table-cell office:value-type="float" office:value="0.97441" calcext:value-type="float">
            <text:p>0.97441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93165" calcext:value-type="float">
            <text:p>0.93165</text:p>
          </table:table-cell>
          <table:table-cell office:value-type="string" calcext:value-type="string">
            <text:p><text:s/>-- </text:p>
          </table:table-cell>
          <table:table-cell office:value-type="float" office:value="0.98604" calcext:value-type="float">
            <text:p>0.98604</text:p>
          </table:table-cell>
          <table:table-cell office:value-type="float" office:value="0.97542" calcext:value-type="float">
            <text:p>0.9754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<text:s/>ROC </text:p>
          </table:table-cell>
          <table:table-cell office:value-type="float" office:value="0.99881" calcext:value-type="float">
            <text:p>0.99881</text:p>
          </table:table-cell>
          <table:table-cell office:value-type="float" office:value="0.99554" calcext:value-type="float">
            <text:p>0.995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7342" calcext:value-type="float">
            <text:p>0.97342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9943" calcext:value-type="float">
            <text:p>0.99943</text:p>
          </table:table-cell>
          <table:table-cell office:value-type="float" office:value="0.94104" calcext:value-type="float">
            <text:p>0.94104</text:p>
          </table:table-cell>
          <table:table-cell office:value-type="float" office:value="0.99645" calcext:value-type="float">
            <text:p>0.99645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table:style-name="ce2" office:value-type="date" office:date-value="2008-10-10" calcext:value-type="date" table:number-columns-spanned="1" table:number-rows-spanned="4">
            <text:p>2008-10-10</text:p>
          </table:table-cell>
          <table:table-cell office:value-type="string" calcext:value-type="string">
            <text:p>No FS </text:p>
          </table:table-cell>
          <table:table-cell office:value-type="float" office:value="0.99715" calcext:value-type="float">
            <text:p>0.99715</text:p>
          </table:table-cell>
          <table:table-cell office:value-type="float" office:value="0.98938" calcext:value-type="float">
            <text:p>0.98938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97826" calcext:value-type="float">
            <text:p>0.97826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99316" calcext:value-type="float">
            <text:p>0.99316</text:p>
          </table:table-cell>
          <table:table-cell office:value-type="string" calcext:value-type="string">
            <text:p><text:s/>-- </text:p>
          </table:table-cell>
          <table:table-cell office:value-type="float" office:value="0.97713" calcext:value-type="float">
            <text:p>0.97713</text:p>
          </table:table-cell>
          <table:table-cell office:value-type="float" office:value="0.98024" calcext:value-type="float">
            <text:p>0.9802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<text:s/>ROC </text:p>
          </table:table-cell>
          <table:table-cell office:value-type="float" office:value="0.99922" calcext:value-type="float">
            <text:p>0.99922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413" calcext:value-type="float">
            <text:p>0.99413</text:p>
          </table:table-cell>
          <table:table-cell office:value-type="float" office:value="0.98504" calcext:value-type="float">
            <text:p>0.98504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9936" calcext:value-type="float">
            <text:p>0.99936</text:p>
          </table:table-cell>
          <table:table-cell office:value-type="float" office:value="0.95132" calcext:value-type="float">
            <text:p>0.95132</text:p>
          </table:table-cell>
          <table:table-cell office:value-type="float" office:value="0.99501" calcext:value-type="float">
            <text:p>0.99501</text:p>
          </table:table-cell>
          <table:table-cell office:value-type="float" office:value="0.99646" calcext:value-type="float">
            <text:p>0.99646</text:p>
          </table:table-cell>
        </table:table-row>
        <table:table-row table:style-name="ro1">
          <table:table-cell table:style-name="ce2" office:value-type="date" office:date-value="2008-10-25" calcext:value-type="date" table:number-columns-spanned="1" table:number-rows-spanned="4">
            <text:p>2008-10-25</text:p>
          </table:table-cell>
          <table:table-cell office:value-type="string" calcext:value-type="string">
            <text:p>No FS </text:p>
          </table:table-cell>
          <table:table-cell office:value-type="float" office:value="0.99932" calcext:value-type="float">
            <text:p>0.99932</text:p>
          </table:table-cell>
          <table:table-cell office:value-type="float" office:value="0.99947" calcext:value-type="float">
            <text:p>0.99947</text:p>
          </table:table-cell>
          <table:table-cell office:value-type="float" office:value="0.99541" calcext:value-type="float">
            <text:p>0.99541</text:p>
          </table:table-cell>
          <table:table-cell office:value-type="float" office:value="0.9835" calcext:value-type="float">
            <text:p>0.9835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99042" calcext:value-type="float">
            <text:p>0.99042</text:p>
          </table:table-cell>
          <table:table-cell office:value-type="string" calcext:value-type="string">
            <text:p><text:s/>-- 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7289" calcext:value-type="float">
            <text:p>0.97289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<text:s/>ROC 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99292" calcext:value-type="float">
            <text:p>0.99292</text:p>
          </table:table-cell>
          <table:table-cell office:value-type="float" office:value="0.99577" calcext:value-type="float">
            <text:p>0.99577</text:p>
          </table:table-cell>
          <table:table-cell office:value-type="float" office:value="0.97895" calcext:value-type="float">
            <text:p>0.97895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9962" calcext:value-type="float">
            <text:p>0.99962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66" calcext:value-type="float">
            <text:p>0.9966</text:p>
          </table:table-cell>
          <table:table-cell office:value-type="float" office:value="0.99911" calcext:value-type="float">
            <text:p>0.99911</text:p>
          </table:table-cell>
        </table:table-row>
        <table:table-row table:style-name="ro1">
          <table:table-cell table:style-name="ce2" office:value-type="date" office:date-value="2008-11-10" calcext:value-type="date" table:number-columns-spanned="1" table:number-rows-spanned="4">
            <text:p>2008-11-10</text:p>
          </table:table-cell>
          <table:table-cell office:value-type="string" calcext:value-type="string">
            <text:p>No FS </text:p>
          </table:table-cell>
          <table:table-cell office:value-type="float" office:value="0.99469" calcext:value-type="float">
            <text:p>0.99469</text:p>
          </table:table-cell>
          <table:table-cell office:value-type="float" office:value="0.98841" calcext:value-type="float">
            <text:p>0.98841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98238" calcext:value-type="float">
            <text:p>0.98238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9797" calcext:value-type="float">
            <text:p>0.9797</text:p>
          </table:table-cell>
          <table:table-cell office:value-type="string" calcext:value-type="string">
            <text:p><text:s/>-- </text:p>
          </table:table-cell>
          <table:table-cell office:value-type="float" office:value="0.98477" calcext:value-type="float">
            <text:p>0.98477</text:p>
          </table:table-cell>
          <table:table-cell office:value-type="float" office:value="0.98543" calcext:value-type="float">
            <text:p>0.9854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<text:s/>ROC </text:p>
          </table:table-cell>
          <table:table-cell office:value-type="float" office:value="0.99687" calcext:value-type="float">
            <text:p>0.99687</text:p>
          </table:table-cell>
          <table:table-cell office:value-type="float" office:value="0.98847" calcext:value-type="float">
            <text:p>0.98847</text:p>
          </table:table-cell>
          <table:table-cell office:value-type="float" office:value="0.99354" calcext:value-type="float">
            <text:p>0.99354</text:p>
          </table:table-cell>
          <table:table-cell office:value-type="float" office:value="0.98055" calcext:value-type="float">
            <text:p>0.98055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9578" calcext:value-type="float">
            <text:p>0.99578</text:p>
          </table:table-cell>
          <table:table-cell office:value-type="float" office:value="0.95695" calcext:value-type="float">
            <text:p>0.95695</text:p>
          </table:table-cell>
          <table:table-cell office:value-type="float" office:value="0.98977" calcext:value-type="float">
            <text:p>0.98977</text:p>
          </table:table-cell>
          <table:table-cell office:value-type="float" office:value="0.9967" calcext:value-type="float">
            <text:p>0.9967</text:p>
          </table:table-cell>
        </table:table-row>
        <table:table-row table:style-name="ro1">
          <table:table-cell table:style-name="ce2" office:value-type="date" office:date-value="2008-11-25" calcext:value-type="date" table:number-columns-spanned="1" table:number-rows-spanned="4">
            <text:p>2008-11-25</text:p>
          </table:table-cell>
          <table:table-cell office:value-type="string" calcext:value-type="string">
            <text:p>No FS </text:p>
          </table:table-cell>
          <table:table-cell office:value-type="float" office:value="0.98143" calcext:value-type="float">
            <text:p>0.98143</text:p>
          </table:table-cell>
          <table:table-cell office:value-type="float" office:value="0.99774" calcext:value-type="float">
            <text:p>0.99774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4754" calcext:value-type="float">
            <text:p>0.94754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99127" calcext:value-type="float">
            <text:p>0.99127</text:p>
          </table:table-cell>
          <table:table-cell office:value-type="string" calcext:value-type="string">
            <text:p><text:s/>-- </text:p>
          </table:table-cell>
          <table:table-cell office:value-type="float" office:value="0.98993" calcext:value-type="float">
            <text:p>0.98993</text:p>
          </table:table-cell>
          <table:table-cell office:value-type="float" office:value="0.94808" calcext:value-type="float">
            <text:p>0.9480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<text:s/>ROC </text:p>
          </table:table-cell>
          <table:table-cell office:value-type="float" office:value="0.99432" calcext:value-type="float">
            <text:p>0.99432</text:p>
          </table:table-cell>
          <table:table-cell office:value-type="float" office:value="0.87831" calcext:value-type="float">
            <text:p>0.87831</text:p>
          </table:table-cell>
          <table:table-cell office:value-type="float" office:value="0.99008" calcext:value-type="float">
            <text:p>0.99008</text:p>
          </table:table-cell>
          <table:table-cell office:value-type="float" office:value="0.95099" calcext:value-type="float">
            <text:p>0.95099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8762" calcext:value-type="float">
            <text:p>0.98762</text:p>
          </table:table-cell>
          <table:table-cell office:value-type="float" office:value="0.99562" calcext:value-type="float">
            <text:p>0.99562</text:p>
          </table:table-cell>
          <table:table-cell office:value-type="float" office:value="0.99683" calcext:value-type="float">
            <text:p>0.99683</text:p>
          </table:table-cell>
          <table:table-cell office:value-type="float" office:value="0.97578" calcext:value-type="float">
            <text:p>0.97578</text:p>
          </table:table-cell>
        </table:table-row>
        <table:table-row table:style-name="ro1">
          <table:table-cell table:style-name="ce2" office:value-type="date" office:date-value="2008-12-10" calcext:value-type="date" table:number-columns-spanned="1" table:number-rows-spanned="4">
            <text:p>2008-12-10</text:p>
          </table:table-cell>
          <table:table-cell office:value-type="string" calcext:value-type="string">
            <text:p>No FS </text:p>
          </table:table-cell>
          <table:table-cell office:value-type="float" office:value="0.99016" calcext:value-type="float">
            <text:p>0.99016</text:p>
          </table:table-cell>
          <table:table-cell office:value-type="float" office:value="0.99724" calcext:value-type="float">
            <text:p>0.99724</text:p>
          </table:table-cell>
          <table:table-cell office:value-type="float" office:value="0.99078" calcext:value-type="float">
            <text:p>0.99078</text:p>
          </table:table-cell>
          <table:table-cell office:value-type="float" office:value="0.97426" calcext:value-type="float">
            <text:p>0.97426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9975" calcext:value-type="float">
            <text:p>0.9975</text:p>
          </table:table-cell>
          <table:table-cell office:value-type="string" calcext:value-type="string">
            <text:p><text:s/>-- </text:p>
          </table:table-cell>
          <table:table-cell office:value-type="float" office:value="0.98846" calcext:value-type="float">
            <text:p>0.98846</text:p>
          </table:table-cell>
          <table:table-cell office:value-type="float" office:value="0.98859" calcext:value-type="float">
            <text:p>0.98859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<text:s/>ROC </text:p>
          </table:table-cell>
          <table:table-cell office:value-type="float" office:value="0.99252" calcext:value-type="float">
            <text:p>0.99252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8416" calcext:value-type="float">
            <text:p>0.98416</text:p>
          </table:table-cell>
          <table:table-cell office:value-type="float" office:value="0.9676" calcext:value-type="float">
            <text:p>0.9676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9257" calcext:value-type="float">
            <text:p>0.99257</text:p>
          </table:table-cell>
          <table:table-cell office:value-type="float" office:value="0.94983" calcext:value-type="float">
            <text:p>0.94983</text:p>
          </table:table-cell>
          <table:table-cell office:value-type="float" office:value="0.99292" calcext:value-type="float">
            <text:p>0.99292</text:p>
          </table:table-cell>
          <table:table-cell office:value-type="float" office:value="0.98094" calcext:value-type="float">
            <text:p>0.98094</text:p>
          </table:table-cell>
        </table:table-row>
        <table:table-row table:style-name="ro1">
          <table:table-cell table:style-name="ce2" office:value-type="date" office:date-value="2008-12-25" calcext:value-type="date" table:number-columns-spanned="1" table:number-rows-spanned="4">
            <text:p>2008-12-25</text:p>
          </table:table-cell>
          <table:table-cell office:value-type="string" calcext:value-type="string">
            <text:p>No FS </text:p>
          </table:table-cell>
          <table:table-cell office:value-type="float" office:value="0.96021" calcext:value-type="float">
            <text:p>0.96021</text:p>
          </table:table-cell>
          <table:table-cell office:value-type="float" office:value="0.99072" calcext:value-type="float">
            <text:p>0.99072</text:p>
          </table:table-cell>
          <table:table-cell office:value-type="float" office:value="0.98547" calcext:value-type="float">
            <text:p>0.98547</text:p>
          </table:table-cell>
          <table:table-cell office:value-type="float" office:value="0.88475" calcext:value-type="float">
            <text:p>0.88475</text:p>
          </table:table-cell>
        </table:table-row>
        <table:table-row table:style-name="ro1">
          <table:covered-table-cell/>
          <table:table-cell office:value-type="string" calcext:value-type="string">
            <text:p>CS </text:p>
          </table:table-cell>
          <table:table-cell office:value-type="float" office:value="0.83107" calcext:value-type="float">
            <text:p>0.83107</text:p>
          </table:table-cell>
          <table:table-cell office:value-type="string" calcext:value-type="string">
            <text:p><text:s/>-- 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0.96755" calcext:value-type="float">
            <text:p>0.9675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<text:s/>ROC </text:p>
          </table:table-cell>
          <table:table-cell office:value-type="float" office:value="0.99121" calcext:value-type="float">
            <text:p>0.99121</text:p>
          </table:table-cell>
          <table:table-cell office:value-type="float" office:value="0.73633" calcext:value-type="float">
            <text:p>0.73633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89229" calcext:value-type="float">
            <text:p>0.89229</text:p>
          </table:table-cell>
        </table:table-row>
        <table:table-row table:style-name="ro1">
          <table:covered-table-cell/>
          <table:table-cell office:value-type="string" calcext:value-type="string">
            <text:p>S2N </text:p>
          </table:table-cell>
          <table:table-cell office:value-type="float" office:value="0.99633" calcext:value-type="float">
            <text:p>0.99633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0.99657" calcext:value-type="float">
            <text:p>0.99657</text:p>
          </table:table-cell>
          <table:table-cell office:value-type="float" office:value="0.93357" calcext:value-type="float">
            <text:p>0.93357</text:p>
          </table:table-cell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10:41:18.161264188</dc:date>
    <meta:editing-duration>PT30M53S</meta:editing-duration>
    <meta:editing-cycles>1</meta:editing-cycles>
    <meta:document-statistic meta:table-count="1" meta:cell-count="259" meta:object-count="0"/>
    <meta:generator>LibreOffice/5.3.0.3$Linux_X86_64 LibreOffice_project/30m0$Build-3</meta:generator>
  </office:meta>
</office:document-meta>
</file>